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854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5875in"/>
    </style:style>
    <style:style style:name="Table1.B" style:family="table-column">
      <style:table-column-properties style:column-width="1.7708in"/>
    </style:style>
    <style:style style:name="Table1.C" style:family="table-column">
      <style:table-column-properties style:column-width="2.166in"/>
    </style:style>
    <style:style style:name="Table1.D" style:family="table-column">
      <style:table-column-properties style:column-width="1.96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_20__28_Web_29_">
      <loext:graphic-properties draw:fill="solid" draw:fill-color="#ffffff"/>
      <style:paragraph-properties fo:margin-top="0in" fo:margin-bottom="0in" loext:contextual-spacing="false" fo:text-align="center" style:justify-single-word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in" fo:margin-bottom="0.1945in" loext:contextual-spacing="false" fo:text-align="center" style:justify-single-word="false" fo:background-color="#fffff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ba896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en" fo:country="US" style:font-name-complex="Times New Roman1"/>
    </style:style>
    <style:style style:name="T1" style:family="text">
      <style:text-properties style:font-name="Times New Roman,Bold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weight="bold" style:font-weight-asian="bold" style:font-name-complex="Times New Roman1" style:font-weight-complex="bold"/>
    </style:style>
    <style:style style:name="T5" style:family="text">
      <style:text-properties officeooo:rsid="001b3d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5">fa</text:span>No шага</text:p>
          </table:table-cell>
          <table:table-cell table:style-name="Table1.A1" office:value-type="string">
            <text:p text:style-name="P2">Состояние резольвенты, и вывод: дальнейшие действия (почему?)</text:p>
            <text:p text:style-name="P3"/>
          </table:table-cell>
          <table:table-cell table:style-name="Table1.A1" office:value-type="string">
            <text:p text:style-name="P2">Для каких термов запускается алгоритм унификации: Т1=Т2 и каков <text:span text:style-name="T1">результат </text:span>(и подстановка)</text:p>
            <text:p text:style-name="P3"/>
          </table:table-cell>
          <table:table-cell table:style-name="Table1.A1" office:value-type="string">
            <text:p text:style-name="P1">Дальнейшие действия: прямой ход или откат (почему и к чему приводит?)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</text:span></text:p>
          </table:table-cell>
          <table:table-cell table:style-name="Table1.A1" office:value-type="string">
            <text:p text:style-name="P3"><text:span text:style-name="T2">factorial(3, Res)</text:span></text:p>
          </table:table-cell>
          <table:table-cell table:style-name="Table1.A1" office:value-type="string">
            <text:p text:style-name="P3"><text:span text:style-name="T2">factorial_tmp(N, Res, Acc) </text:span><text:span text:style-name="T3">и</text:span><text:span text:style-name="T2"> factorial(3, Res)</text:span></text:p>
            <text:p text:style-name="P3"><text:span text:style-name="T4">Результат:</text:span><text:span text:style-name="T3"> неудача, термы не унифицируемы</text:span></text:p>
          </table:table-cell>
          <table:table-cell table:style-name="Table1.A1" office:value-type="string">
            <text:p text:style-name="P3"><text:span text:style-name="T3">Прямой ход. Переход к следующему предложению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2</text:span></text:p>
          </table:table-cell>
          <table:table-cell table:style-name="Table1.A1" office:value-type="string">
            <text:p text:style-name="P4"><text:span text:style-name="T2">-//-</text:span></text:p>
          </table:table-cell>
          <table:table-cell table:style-name="Table1.A1" office:value-type="string">
            <text:p text:style-name="P3"><text:span text:style-name="T2">-//-</text:span></text:p>
          </table:table-cell>
          <table:table-cell table:style-name="Table1.A1" office:value-type="string">
            <text:p text:style-name="P3"><text:span text:style-name="T3">Прямой ход. Переход к следующему предложению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3</text:span></text:p>
          </table:table-cell>
          <table:table-cell table:style-name="Table1.A1" office:value-type="string">
            <text:p text:style-name="P3"><text:span text:style-name="T2">factorial(3, Res), !</text:span></text:p>
          </table:table-cell>
          <table:table-cell table:style-name="Table1.A1" office:value-type="string">
            <text:p text:style-name="P3"><text:span text:style-name="T2">factorial(N, Res) </text:span><text:span text:style-name="T3">и</text:span><text:span text:style-name="T2"> factorial(3, Res)</text:span></text:p>
            <text:p text:style-name="P3"><text:span text:style-name="T4">Результат:</text:span><text:span text:style-name="T3"> успех + подстановка {N = 3, </text:span><text:span text:style-name="T2">Res</text:span><text:span text:style-name="T3"> = </text:span><text:span text:style-name="T2">Res</text:span><text:span text:style-name="T3">}</text:span></text:p>
          </table:table-cell>
          <table:table-cell table:style-name="Table1.A1" office:value-type="string">
            <text:p text:style-name="P3"><text:span text:style-name="T3">Заголовок правила заменяется его телом </text:span><text:span text:style-name="T2">c</text:span><text:span text:style-name="T3"> учетом подстановки:</text:span></text:p>
            <text:p text:style-name="P3"><text:span text:style-name="T3">factorial_tmp(</text:span><text:span text:style-name="T2">3</text:span><text:span text:style-name="T3">, Res, 1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4</text:span></text:p>
          </table:table-cell>
          <table:table-cell table:style-name="Table1.A1" office:value-type="string">
            <text:p text:style-name="P3"><text:span text:style-name="T3">factorial_tmp(</text:span><text:span text:style-name="T2">3</text:span><text:span text:style-name="T3">, Res, 1)</text:span></text:p>
          </table:table-cell>
          <table:table-cell table:style-name="Table1.A1" office:value-type="string">
            <text:p text:style-name="P3"><text:span text:style-name="T2">factorial_tmp(N, Res, Acc) </text:span><text:span text:style-name="T3">и</text:span><text:span text:style-name="T2"> factorial_tmp(3, Res, 1)</text:span></text:p>
            <text:p text:style-name="P3"><text:span text:style-name="T4">Результат:</text:span><text:span text:style-name="T3"> успех + подстановка {N = 3, </text:span><text:span text:style-name="T2">Res</text:span><text:span text:style-name="T3"> = </text:span><text:span text:style-name="T2">Res</text:span><text:span text:style-name="T3">, </text:span><text:span text:style-name="T2">Acc</text:span><text:span text:style-name="T3"> = 1}</text:span></text:p>
          </table:table-cell>
          <table:table-cell table:style-name="Table1.A1" office:value-type="string">
            <text:p text:style-name="P3"><text:span text:style-name="T3">Заголовок правила заменяется его телом </text:span><text:span text:style-name="T2">c</text:span><text:span text:style-name="T3"> учетом подстановки:</text:span></text:p>
            <text:p text:style-name="P3"><text:span text:style-name="T2">3 &gt; 1, NewN = 3 - 1, NewAcc = 1 * 3, factorial_tmp(NewN, Res, NewAcc), !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5 </text:span></text:p>
          </table:table-cell>
          <table:table-cell table:style-name="Table1.A1" office:value-type="string">
            <text:p text:style-name="P3"><text:span text:style-name="T2">3 &gt; 1, NewN = 3 - 1, NewAcc = 1 * 3, factorial_tmp(NewN, Res, NewAcc), !</text:span></text:p>
          </table:table-cell>
          <table:table-cell table:style-name="Table1.A1" office:value-type="string">
            <text:p text:style-name="P3"><text:span text:style-name="T2">3 &gt; 1</text:span></text:p>
            <text:p text:style-name="P3"><text:span text:style-name="T4">Результат:</text:span><text:span text:style-name="T3"> успех </text:span></text:p>
          </table:table-cell>
          <table:table-cell table:style-name="Table1.A1" office:value-type="string">
            <text:p text:style-name="P3"><text:span text:style-name="T3">Переход к следующему терму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6</text:span></text:p>
          </table:table-cell>
          <table:table-cell table:style-name="Table1.A1" office:value-type="string">
            <text:p text:style-name="P3"><text:span text:style-name="T2">NewN = 3 - 1, </text:span></text:p>
            <text:p text:style-name="P3"><text:span text:style-name="T2">NewAcc = 1 * 3, factorial_tmp(NewN, Res, NewAcc), !</text:span></text:p>
          </table:table-cell>
          <table:table-cell table:style-name="Table1.A1" office:value-type="string">
            <text:p text:style-name="P3"><text:span text:style-name="T2">NewN = 3 – 1</text:span></text:p>
            <text:p text:style-name="P3"><text:span text:style-name="T4">Результат:</text:span><text:span text:style-name="T3"> успех</text:span><text:span text:style-name="T2"> + </text:span><text:span text:style-name="T3">{</text:span><text:span text:style-name="T2">New</text:span><text:span text:style-name="T3">N = </text:span><text:span text:style-name="T2">2</text:span><text:span text:style-name="T3">}</text:span></text:p>
          </table:table-cell>
          <table:table-cell table:style-name="Table1.A1" office:value-type="string">
            <text:p text:style-name="P3"><text:span text:style-name="T3">Переход к следующему терму </text:span><text:span text:style-name="T2">c</text:span><text:span text:style-name="T3"> учётом подстановки </text:span><text:span text:style-name="T2">NewN</text:span><text:span text:style-name="T3"> = 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7</text:span></text:p>
          </table:table-cell>
          <table:table-cell table:style-name="Table1.A1" office:value-type="string">
            <text:p text:style-name="P3"><text:span text:style-name="T2">NewAcc = 1 * 3, factorial_tmp(2, Res, NewAcc), !</text:span></text:p>
          </table:table-cell>
          <table:table-cell table:style-name="Table1.A1" office:value-type="string">
            <text:p text:style-name="P3"><text:span text:style-name="T2">NewAcc = 1 * 3</text:span></text:p>
            <text:p text:style-name="P3"><text:span text:style-name="T4">Результат:</text:span><text:span text:style-name="T3"> успех</text:span></text:p>
          </table:table-cell>
          <table:table-cell table:style-name="Table1.A1" office:value-type="string">
            <text:p text:style-name="P3"><text:span text:style-name="T3">Переход к следующему терму </text:span><text:span text:style-name="T2">c</text:span><text:span text:style-name="T3"> учётом подстановки </text:span><text:span text:style-name="T2">NewAcc</text:span><text:span text:style-name="T3"> = 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8</text:span></text:p>
          </table:table-cell>
          <table:table-cell table:style-name="Table1.A1" office:value-type="string">
            <text:p text:style-name="P3"><text:span text:style-name="T2">factorial_tmp(2, Res, 3), !</text:span></text:p>
          </table:table-cell>
          <table:table-cell table:style-name="Table1.A1" office:value-type="string">
            <text:p text:style-name="P3"><text:span text:style-name="T2">factorial_tmp(2, Res, 3) </text:span><text:span text:style-name="T3">и</text:span><text:span text:style-name="T2"> <text:s/>factorial_tmp(N, Res, Acc)</text:span></text:p>
            <text:p text:style-name="P3"><text:span text:style-name="T4">Результат:</text:span><text:span text:style-name="T3"> успех + подстановка {N = 2, </text:span><text:span text:style-name="T2">Res</text:span><text:span text:style-name="T3"> = </text:span><text:span text:style-name="T2">Res</text:span><text:span text:style-name="T3">, </text:span><text:span text:style-name="T2">Acc</text:span><text:span text:style-name="T3"> = 3}</text:span></text:p>
          </table:table-cell>
          <table:table-cell table:style-name="Table1.A1" office:value-type="string">
            <text:p text:style-name="P3"><text:span text:style-name="T3">Заголовок правила заменяется его телом </text:span><text:span text:style-name="T2">c</text:span><text:span text:style-name="T3"> учетом подстановки:</text:span></text:p>
            <text:p text:style-name="P3"><text:span text:style-name="T2">2 &gt; 1, NewN = 2 - 1, NewAcc = 3 * 2, factorial_tmp(NewN, Res, NewAcc), !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9 </text:span></text:p>
          </table:table-cell>
          <table:table-cell table:style-name="Table1.A1" office:value-type="string">
            <text:p text:style-name="P3"><text:span text:style-name="T2">2 &gt; 1, NewN = 2 - 1, NewAcc = 3 * 2, factorial_tmp(NewN, Res, NewAcc), !, !</text:span></text:p>
          </table:table-cell>
          <table:table-cell table:style-name="Table1.A1" office:value-type="string">
            <text:p text:style-name="P3"><text:span text:style-name="T2">2 &gt; 1</text:span></text:p>
            <text:p text:style-name="P3"><text:span text:style-name="T4">Результат:</text:span><text:span text:style-name="T3"> успех </text:span></text:p>
          </table:table-cell>
          <table:table-cell table:style-name="Table1.A1" office:value-type="string">
            <text:p text:style-name="P3"><text:span text:style-name="T3">Переход к следующему терму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6</text:span></text:p>
          </table:table-cell>
          <table:table-cell table:style-name="Table1.A1" office:value-type="string">
            <text:p text:style-name="P3"><text:span text:style-name="T2">NewN = 2 - 1, </text:span></text:p>
            <text:p text:style-name="P3"><text:span text:style-name="T2">NewAcc = 3 * 2, factorial_tmp(NewN, Res, NewAcc), !, !</text:span></text:p>
          </table:table-cell>
          <table:table-cell table:style-name="Table1.A1" office:value-type="string">
            <text:p text:style-name="P3"><text:span text:style-name="T2">NewN = 2 – 1</text:span></text:p>
            <text:p text:style-name="P3"><text:span text:style-name="T4">Результат:</text:span><text:span text:style-name="T3"> успех</text:span><text:span text:style-name="T2"> + </text:span><text:span text:style-name="T3">{</text:span><text:span text:style-name="T2">New</text:span><text:span text:style-name="T3">N = 1}</text:span></text:p>
          </table:table-cell>
          <table:table-cell table:style-name="Table1.A1" office:value-type="string">
            <text:p text:style-name="P3"><text:span text:style-name="T3">Переход к следующему терму </text:span><text:span text:style-name="T2">c</text:span><text:span text:style-name="T3"> учётом подстановки </text:span><text:span text:style-name="T2">NewN</text:span><text:span text:style-name="T3"> = 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7</text:span></text:p>
          </table:table-cell>
          <table:table-cell table:style-name="Table1.A1" office:value-type="string">
            <text:p text:style-name="P3"><text:span text:style-name="T2">NewAcc = 3 * 2, </text:span><text:soft-page-break/><text:span text:style-name="T2">factorial_tmp(1, Res, NewAcc), !, !</text:span></text:p>
          </table:table-cell>
          <table:table-cell table:style-name="Table1.A1" office:value-type="string">
            <text:p text:style-name="P3"><text:span text:style-name="T2">NewAcc = 3 * 2</text:span></text:p>
            <text:p text:style-name="P3"><text:soft-page-break/><text:span text:style-name="T4">Результат:</text:span><text:span text:style-name="T3"> успех</text:span></text:p>
          </table:table-cell>
          <table:table-cell table:style-name="Table1.A1" office:value-type="string">
            <text:p text:style-name="P3"><text:span text:style-name="T3">Переход к следующему </text:span><text:soft-page-break/><text:span text:style-name="T3">терму </text:span><text:span text:style-name="T2">c</text:span><text:span text:style-name="T3"> учётом подстановки </text:span><text:span text:style-name="T2">NewAcc</text:span><text:span text:style-name="T3"> = 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8</text:span></text:p>
          </table:table-cell>
          <table:table-cell table:style-name="Table1.A1" office:value-type="string">
            <text:p text:style-name="P3"><text:span text:style-name="T2">factorial_tmp(1, Res, 6), !, !</text:span></text:p>
          </table:table-cell>
          <table:table-cell table:style-name="Table1.A1" office:value-type="string">
            <text:p text:style-name="P3"><text:span text:style-name="T2">factorial_tmp(1, Res, 6) </text:span><text:span text:style-name="T3">и</text:span><text:span text:style-name="T2"> <text:s/>factorial_tmp(N, Res, Acc)</text:span></text:p>
            <text:p text:style-name="P3"><text:span text:style-name="T4">Результат:</text:span><text:span text:style-name="T3"> успех + подстановка {N = 1, </text:span><text:span text:style-name="T2">Res</text:span><text:span text:style-name="T3"> = </text:span><text:span text:style-name="T2">Res</text:span><text:span text:style-name="T3">, </text:span><text:span text:style-name="T2">Acc</text:span><text:span text:style-name="T3"> = 6}</text:span></text:p>
          </table:table-cell>
          <table:table-cell table:style-name="Table1.A1" office:value-type="string">
            <text:p text:style-name="P3"><text:span text:style-name="T3">Заголовок правила заменяется его телом </text:span><text:span text:style-name="T2">c</text:span><text:span text:style-name="T3"> учетом подстановки:</text:span></text:p>
            <text:p text:style-name="P3"><text:span text:style-name="T2">1 &gt; 1, NewN = 1 - 1, NewAcc = 6 * 1, factorial_tmp(NewN, Res, NewAcc), !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9</text:span></text:p>
          </table:table-cell>
          <table:table-cell table:style-name="Table1.A1" office:value-type="string">
            <text:p text:style-name="P3"><text:span text:style-name="T2">1 &gt; 1, NewN = 1 - 1, NewAcc = 6 * 1, factorial_tmp(NewN, Res, NewAcc), !, !, !</text:span></text:p>
          </table:table-cell>
          <table:table-cell table:style-name="Table1.A1" office:value-type="string">
            <text:p text:style-name="P3"><text:span text:style-name="T2">1 &gt; 1</text:span></text:p>
            <text:p text:style-name="P3"><text:span text:style-name="T4">Результат:</text:span><text:span text:style-name="T3"> неудача</text:span></text:p>
          </table:table-cell>
          <table:table-cell table:style-name="Table1.A1" office:value-type="string">
            <text:p text:style-name="P3"><text:span text:style-name="T4">Откат к 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10</text:span></text:p>
          </table:table-cell>
          <table:table-cell table:style-name="Table1.A1" office:value-type="string">
            <text:p text:style-name="P3"><text:span text:style-name="T2">factorial_tmp(1, Res, 6), !, !</text:span></text:p>
          </table:table-cell>
          <table:table-cell table:style-name="Table1.A1" office:value-type="string">
            <text:p text:style-name="P3"><text:span text:style-name="T2">factorial_tmp(_, Res, Acc) </text:span><text:span text:style-name="T3">и</text:span><text:span text:style-name="T2"> factorial_tmp(1, Res, 6)</text:span></text:p>
            <text:p text:style-name="P3"><text:span text:style-name="T4">Результат:</text:span><text:span text:style-name="T3"> успех + подстановка {_ = 1, </text:span><text:span text:style-name="T2">Res</text:span><text:span text:style-name="T3"> = </text:span><text:span text:style-name="T2">Res</text:span><text:span text:style-name="T3">, </text:span><text:span text:style-name="T2">Acc</text:span><text:span text:style-name="T3"> = 6}</text:span></text:p>
          </table:table-cell>
          <table:table-cell table:style-name="Table1.A1" office:value-type="string">
            <text:p text:style-name="P3"><text:span text:style-name="T3">Заголовок правила заменяется его телом </text:span><text:span text:style-name="T2">c</text:span><text:span text:style-name="T3"> учетом подстановки:</text:span></text:p>
            <text:p text:style-name="P3"><text:span text:style-name="T3">Res = </text:span><text:span text:style-name="T2">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1 </text:span></text:p>
          </table:table-cell>
          <table:table-cell table:style-name="Table1.A1" office:value-type="string">
            <text:p text:style-name="P3"><text:span text:style-name="T3">Res = </text:span><text:span text:style-name="T2">6, !, !</text:span></text:p>
          </table:table-cell>
          <table:table-cell table:style-name="Table1.A1" office:value-type="string">
            <text:p text:style-name="P3"><text:span text:style-name="T3">Res = </text:span><text:span text:style-name="T2">6</text:span></text:p>
            <text:p text:style-name="P3"><text:span text:style-name="T4">Результат:</text:span><text:span text:style-name="T3"> успех</text:span></text:p>
          </table:table-cell>
          <table:table-cell table:style-name="Table1.A1" office:value-type="string">
            <text:p text:style-name="P3"><text:span text:style-name="T3">Переход к следующему терму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12</text:span></text:p>
          </table:table-cell>
          <table:table-cell table:style-name="Table1.A1" office:value-type="string">
            <text:p text:style-name="P3"><text:span text:style-name="T3">!</text:span><text:span text:style-name="T2">, !</text:span></text:p>
          </table:table-cell>
          <table:table-cell table:style-name="Table1.A1" office:value-type="string">
            <text:p text:style-name="P3"><text:span text:style-name="T2">!</text:span></text:p>
            <text:p text:style-name="P3"><text:span text:style-name="T4">Результат:</text:span><text:span text:style-name="T3"> успех</text:span></text:p>
          </table:table-cell>
          <table:table-cell table:style-name="Table1.A1" office:value-type="string">
            <text:p text:style-name="P3"><text:span text:style-name="T3">Переход к следующему терму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</text:p>
          </table:table-cell>
          <table:table-cell table:style-name="Table1.A1" office:value-type="string">
            <text:p text:style-name="P3"><text:span text:style-name="T2">!</text:span></text:p>
          </table:table-cell>
          <table:table-cell table:style-name="Table1.A1" office:value-type="string">
            <text:p text:style-name="P3"><text:span text:style-name="T2">!</text:span></text:p>
            <text:p text:style-name="P3"><text:span text:style-name="T4">Результат:</text:span><text:span text:style-name="T3"> успех</text:span></text:p>
          </table:table-cell>
          <table:table-cell table:style-name="Table1.A1" office:value-type="string">
            <text:p text:style-name="P3"><text:span text:style-name="T3">Переход к следующему терму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14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<text:span text:style-name="T3">Найдено решение </text:span><text:span text:style-name="T2">Res</text:span><text:span text:style-name="T3">=6</text:span></text:p>
            <text:p text:style-name="P3"><text:span text:style-name="T3">Отсечение =&gt; система больше не будет искать решение в процедуре </text:span><text:span text:style-name="T2">factorial_tmp</text:span></text:p>
            <text:p text:style-name="P3"><text:span text:style-name="T3"><text:s text:c="2"/>Откат к 3</text:span></text:p>
          </table:table-cell>
        </table:table-row>
      </table:table>
      <text:p text:style-name="caption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arlamova Ekaterina</meta:initial-creator>
    <meta:editing-cycles>8</meta:editing-cycles>
    <meta:creation-date>2022-04-25T13:18:00</meta:creation-date>
    <dc:date>2022-05-12T05:23:03.855065836</dc:date>
    <meta:editing-duration>PT3H2M7S</meta:editing-duration>
    <meta:generator>LibreOffice/6.4.7.2$Linux_X86_64 LibreOffice_project/40$Build-2</meta:generator>
    <meta:document-statistic meta:table-count="1" meta:image-count="0" meta:object-count="0" meta:page-count="2" meta:paragraph-count="99" meta:word-count="539" meta:character-count="2883" meta:non-whitespace-character-count="24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